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fo:background-color="#FFFF00"/>
    </style:style>
    <style:style style:name="T20" style:parent-style-name="DefaultParagraphFont" style:family="text">
      <style:text-properties fo:background-color="#FFFF00"/>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office:automatic-styles>
  <office:body>
    <office:text text:use-soft-page-breaks="true">
      <text:p text:style-name="P1">SG5</text:p>
      <text:p text:style-name="Normal"/>
      <text:p text:style-name="Normal"><text:span text:style-name="T2">TEACHER:<text:s/></text:span>Hello, do you have a reservation?<text:s/></text:p>
      <text:p text:style-name="Normal"><text:span text:style-name="T3">STUDENT:<text:s/></text:span>No, if it's possible, could we take a table for two?</text:p>
      <text:p text:style-name="Normal"><text:span text:style-name="T4">TEACHER:<text:s/></text:span>Of course, would you like to sit by the window?<text:s/></text:p>
      <text:p text:style-name="Normal"><text:span text:style-name="T5">STUDENT:<text:s/></text:span>It’s the same choose you.</text:p>
      <text:p text:style-name="Normal"><text:span text:style-name="T6">TEACHER:<text:s/></text:span>Okay, come with me how many people sorry?</text:p>
      <text:p text:style-name="Normal"><text:span text:style-name="T7">STUDENT:<text:s/></text:span>ehm, two.</text:p>
      <text:p text:style-name="Normal"><text:span text:style-name="T8">TEACHER:<text:s/></text:span>okay come with me.</text:p>
      <text:p text:style-name="Normal"><text:span text:style-name="T9">STUDENT:<text:s/></text:span>thank you.<text:s/></text:p>
      <text:p text:style-name="Normal"><text:span text:style-name="T10">TEACHER:<text:s/></text:span>Okay, have a seat, this is your table, thank you.</text:p>
      <text:p text:style-name="Normal"><text:span text:style-name="T11">STUDENT:<text:s/></text:span>could we see the menu please?</text:p>
      <text:p text:style-name="Normal"><text:span text:style-name="T12">TEACHER:<text:s/></text:span>of course, here you are you have two menus, would you like something to drink while you decide?</text:p>
      <text:p text:style-name="Normal"><text:span text:style-name="T13">STUDENT:<text:s/></text:span>yes, I'll take a water.</text:p>
      <text:p text:style-name="Normal"><text:span text:style-name="T14">TEACHER:<text:s/></text:span>do you prefer still or sparkling water?<text:s/></text:p>
      <text:p text:style-name="Normal"><text:span text:style-name="T15">STUDENT:<text:s/></text:span>Still.<text:s/></text:p>
      <text:p text:style-name="Normal"><text:span text:style-name="T16">TEACHER:<text:s/></text:span>Cold or room temperature?</text:p>
      <text:p text:style-name="Normal"><text:span text:style-name="T17">STUDENT:<text:s/></text:span>Cold, thank you.</text:p>
      <text:p text:style-name="Normal"><text:bookmark-start text:name="_Hlk211942262"/><text:span text:style-name="T18">TEACHER:<text:s/></text:span>okay good. now,<text:s/>tell me when you're ready.<text:s/></text:p>
      <text:p text:style-name="Normal"><text:span text:style-name="T19">STUDENT:<text:s/></text:span><text:span text:style-name="T20">yes, first would you mind explain the dish of, what is the dish of the day?</text:span></text:p>
      <text:p text:style-name="Normal"><text:bookmark-end text:name="_Hlk211942262"/><text:span text:style-name="T21">TEACHER:<text:s/></text:span>yes, for the dish of the day we have two lasagnas one is vegetarian and one is with Bolognese sauce, and it comes the Bolognese sauce comes with mozzarella cheese while the lasagna vegetarian lasagna comes with zucchini and provola cheese.</text:p>
      <text:p text:style-name="Normal"><text:span text:style-name="T22">STUDENT:<text:s/></text:span>no, I don't like. so, for starter I…… I would like a Caesar salad and for main course I'll take a cheeseburger, thank you.</text:p>
      <text:p text:style-name="Normal"><text:span text:style-name="T23">TEACHER:<text:s/></text:span>okay, would you like anything<text:s/>else<text:s/>and would… you like anything as a fish or meat course?</text:p>
      <text:p text:style-name="Normal"><text:span text:style-name="T24">STUDENT:<text:s/></text:span>no, it's okay.</text:p>
      <text:p text:style-name="Normal"><text:span text:style-name="T25">TEACHER:<text:s/></text:span>Okay,<text:span text:style-name="T26"><text:s/></text:span>would you like. anything else to drink like a Coca-Cola, orange juice…</text:p>
      <text:soft-page-break/>
      <text:p text:style-name="Normal"><text:span text:style-name="T27">STUDENT:<text:s/></text:span>an ice tea if it's possible.</text:p>
      <text:p text:style-name="Normal"><text:span text:style-name="T28">TEACHER:<text:s/></text:span>okay would<text:s/>you prefer lemon or peach?</text:p>
      <text:p text:style-name="Normal"><text:span text:style-name="T29">STUDENT:<text:s/></text:span>peach</text:p>
      <text:p text:style-name="Normal"><text:span text:style-name="T30">TEACHER:<text:s/></text:span>cool okay I'll be right back with the still water and the iced tea, give me a second. here you are, here is your still cold water and is your Iced tea and your Caesar salad.<text:s/></text:p>
      <text:p text:style-name="Normal"><text:span text:style-name="T31">STUDENT:<text:s/></text:span>Thank you.<text:s/></text:p>
      <text:p text:style-name="Normal"><text:span text:style-name="T32">TEACHER:<text:s/></text:span>You're welcome. Enjoy your meal.<text:s/></text:p>
      <text:p text:style-name="Normal"><text:span text:style-name="T33">TEACHER:<text:s/></text:span>Are you ready? Can I go with the cheeseburger.</text:p>
      <text:p text:style-name="Normal"><text:span text:style-name="T34">STUDENT:<text:s/></text:span>Yes.</text:p>
      <text:p text:style-name="Normal"><text:span text:style-name="T35">TEACHER:<text:s/></text:span>Okay. Here you are. Here's your cheeseburger. Enjoy.</text:p>
      <text:p text:style-name="Normal"><text:span text:style-name="T36">STUDENT:<text:s/></text:span>Thank you.</text:p>
      <text:p text:style-name="Normal"><text:span text:style-name="T37">TEACHER:<text:s/></text:span>Okay. Now… would you like to order a dessert? something to eat?</text:p>
      <text:p text:style-name="Normal"><text:span text:style-name="T38">STUDENT:<text:s/></text:span>Yes. I'll take chocolate brownie if it's possible.<text:s/></text:p>
      <text:p text:style-name="Normal"><text:span text:style-name="T39">TEACHER:<text:s/></text:span>Okay.</text:p>
      <text:p text:style-name="Normal">We have different toppings if you want. There is the vanilla ice cream or there is chocolate or caramel. Which one would you prefer?</text:p>
      <text:p text:style-name="Normal"><text:span text:style-name="T40">STUDENT:<text:s/></text:span>Vanilla ice cream is perfect. Okay.</text:p>
      <text:p text:style-name="Normal"><text:span text:style-name="T41">TEACHER:<text:s/></text:span>So, vanilla ice cream right away. Vanilla ice cream and okay… here's your vanilla ice cream and are you okay with the drinks?<text:s/></text:p>
      <text:p text:style-name="Normal"><text:span text:style-name="T42">STUDENT:<text:s/></text:span>Yes, it's all perfect, thank you.<text:s/></text:p>
      <text:p text:style-name="Normal"><text:span text:style-name="T43">TEACHER:<text:s/></text:span>Very good, thank you very much.</text:p>
      <text:p text:style-name="Normal">Okay.</text:p>
      <text:p text:style-name="Normal"><text:span text:style-name="T44">STUDENT:<text:s/></text:span>Ehm...Can I have a bill please?<text:s/></text:p>
      <text:p text:style-name="Normal"><text:span text:style-name="T45">TEACHER:<text:s/></text:span>Okay, would you like a coffee before?<text:s/></text:p>
      <text:p text:style-name="Normal"><text:span text:style-name="T46">STUDENT:<text:s/></text:span>No.<text:s/></text:p>
      <text:p text:style-name="Normal"><text:span text:style-name="T47">TEACHER:<text:s/></text:span>Okay, yes. If you give me one second, I will bring you the bill.</text:p>
      <text:p text:style-name="Normal">The bill is, give me a second…</text:p>
      <text:p text:style-name="Normal">okay, it's 20 pounds and 50 cents.<text:s/></text:p>
      <text:soft-page-break/>
      <text:p text:style-name="Normal"><text:span text:style-name="T48">STUDENT:<text:s/></text:span>Okay, may I pay by card?<text:s/></text:p>
      <text:p text:style-name="Normal"><text:span text:style-name="T49">TEACHER:<text:s/></text:span>Of course you may. Give me one second, I'm going to take the machine.<text:s/></text:p>
      <text:p text:style-name="Normal">Here's the machine.</text:p>
      <text:p text:style-name="Normal"><text:span text:style-name="T50">TEACHER:<text:s/></text:span>You can tap. Very good. So, everything is fine. Would you like your receipt?</text:p>
      <text:p text:style-name="Normal"><text:span text:style-name="T51">STUDENT:<text:s/></text:span>No, thank you. Thank you. It's all perfect. Goodbye.</text:p>
      <text:p text:style-name="Normal"><text:span text:style-name="T52">TEACHER:<text:s/></text:span>Goodbye to you. Thank you for your visit and I hope to see you next time.</text:p>
      <text:p text:style-name="Normal"><text:span text:style-name="T53">STUDENT:<text:s/></text:span>Of course. Goodbye.</text:p>
      <text:p text:style-name="Normal"><text:span text:style-name="T54">TEACHER:<text:s/></text:span>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6T15:28:00Z</meta:creation-date>
    <dc:date>2025-12-24T10:07:00Z</dc:date>
    <meta:template xlink:href="Normal" xlink:type="simple"/>
    <meta:editing-cycles>5</meta:editing-cycles>
    <meta:editing-duration>PT2700S</meta:editing-duration>
    <meta:document-statistic meta:page-count="3" meta:paragraph-count="6" meta:word-count="466" meta:character-count="3121" meta:row-count="22" meta:non-whitespace-character-count="2661"/>
  </office:meta>
</office:document-meta>
</file>